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complex="Calibri1"/>
    </style:style>
    <style:style style:name="P2" style:family="paragraph" style:parent-style-name="Normal_20__28_Web_29_">
      <style:paragraph-properties fo:margin-top="0in" fo:margin-bottom="0in" loext:contextual-spacing="false" fo:text-align="end" style:justify-single-word="false"/>
    </style:style>
    <style:style style:name="P3" style:family="paragraph" style:parent-style-name="Normal_20__28_Web_29_">
      <style:paragraph-properties fo:margin-top="0in" fo:margin-bottom="0in" loext:contextual-spacing="false" fo:text-align="end" style:justify-single-word="false"/>
      <style:text-properties fo:color="#000000" style:font-name="Calibri" fo:font-size="11pt" style:font-size-asian="11pt" style:font-name-complex="Calibri1" style:font-size-complex="11pt"/>
    </style:style>
    <style:style style:name="P4" style:family="paragraph" style:parent-style-name="Normal_20__28_Web_29_">
      <style:paragraph-properties fo:margin-top="0in" fo:margin-bottom="0in" loext:contextual-spacing="false" fo:line-height="200%"/>
    </style:style>
    <style:style style:name="P5" style:family="paragraph" style:parent-style-name="Normal_20__28_Web_29_">
      <style:paragraph-properties fo:margin-left="0in" fo:margin-right="0in" fo:margin-top="0in" fo:margin-bottom="0in" loext:contextual-spacing="false" fo:line-height="200%" fo:text-indent="0.5in" style:auto-text-indent="false"/>
    </style:style>
    <style:style style:name="P6" style:family="paragraph" style:parent-style-name="Standard">
      <style:paragraph-properties fo:text-align="center" style:justify-single-word="false" fo:break-before="page"/>
      <style:text-properties fo:font-size="18pt" fo:font-weight="bold" style:font-size-asian="18pt" style:font-weight-asian="bold" style:font-name-complex="Calibri1"/>
    </style:style>
    <style:style style:name="P7" style:family="paragraph" style:parent-style-name="Normal_20__28_Web_29_" style:master-page-name="Standard">
      <style:paragraph-properties fo:margin-top="0in" fo:margin-bottom="0in" loext:contextual-spacing="false" fo:text-align="end" style:justify-single-word="false" style:page-number="auto"/>
      <style:text-properties fo:color="#000000" style:font-name="Calibri" fo:font-size="11pt" style:font-size-asian="11pt" style:font-name-complex="Calibri1" style:font-size-complex="11pt"/>
    </style:style>
    <style:style style:name="P8" style:family="paragraph" style:parent-style-name="Normal_20__28_Web_29_">
      <style:paragraph-properties fo:margin-top="0in" fo:margin-bottom="0in" loext:contextual-spacing="false" fo:line-height="200%" fo:text-align="center" style:justify-single-word="false"/>
      <style:text-properties fo:color="#000000" style:font-name="Calibri" fo:font-size="16pt" fo:language="en" fo:country="US" fo:font-weight="bold" style:font-size-asian="16pt" style:font-weight-asian="bold" style:font-name-complex="Calibri1" style:font-size-complex="16pt" style:font-weight-complex="bold"/>
    </style:style>
    <style:style style:name="P9" style:family="paragraph" style:parent-style-name="Normal_20__28_Web_29_">
      <style:paragraph-properties fo:margin-top="0in" fo:margin-bottom="0in" loext:contextual-spacing="false" fo:line-height="200%"/>
      <style:text-properties officeooo:paragraph-rsid="00114379"/>
    </style:style>
    <style:style style:name="T1" style:family="text">
      <style:text-properties fo:color="#000000" style:font-name="Calibri" fo:font-size="11pt" fo:language="en" fo:country="US" style:font-size-asian="11pt" style:font-name-complex="Calibri1" style:font-size-complex="11pt"/>
    </style:style>
    <style:style style:name="T2" style:family="text">
      <style:text-properties fo:color="#000000" style:font-name="Calibri" fo:font-size="11pt" fo:language="en" fo:country="US" officeooo:rsid="000e5d47" style:font-size-asian="11pt" style:font-name-complex="Calibri1" style:font-size-complex="11pt"/>
    </style:style>
    <style:style style:name="T3" style:family="text">
      <style:text-properties fo:color="#000000" style:font-name="Calibri" fo:font-size="11pt" fo:language="en" fo:country="US" officeooo:rsid="000e7a58" style:font-size-asian="11pt" style:font-name-complex="Calibri1" style:font-size-complex="11pt"/>
    </style:style>
    <style:style style:name="T4" style:family="text">
      <style:text-properties fo:color="#000000" style:font-name="Calibri" fo:font-size="11pt" fo:language="en" fo:country="US" officeooo:rsid="000fb4b2" style:font-size-asian="11pt" style:font-name-complex="Calibri1" style:font-size-complex="11pt"/>
    </style:style>
    <style:style style:name="T5" style:family="text">
      <style:text-properties fo:color="#000000" style:font-name="Calibri" fo:font-size="11pt" fo:language="en" fo:country="US" officeooo:rsid="00114379" style:font-size-asian="11pt" style:font-name-complex="Calibri1" style:font-size-complex="11pt"/>
    </style:style>
    <style:style style:name="T6" style:family="text">
      <style:text-properties fo:color="#000000" style:font-name="Calibri" fo:font-size="11pt" fo:language="en" fo:country="US" officeooo:rsid="0012206d" style:font-size-asian="11pt" style:font-name-complex="Calibri1" style:font-size-complex="11pt"/>
    </style:style>
    <style:style style:name="T7" style:family="text">
      <style:text-properties fo:color="#000000" style:font-name="Calibri" fo:font-size="11pt" fo:language="en" fo:country="US" officeooo:rsid="001348e9" style:font-size-asian="11pt" style:font-name-complex="Calibri1" style:font-size-complex="11pt"/>
    </style:style>
    <style:style style:name="T8" style:family="text">
      <style:text-properties fo:color="#000000" style:font-name="Calibri" fo:font-size="11pt" fo:language="en" fo:country="US" officeooo:rsid="00147039" style:font-size-asian="11pt" style:font-name-complex="Calibri1" style:font-size-complex="11pt"/>
    </style:style>
    <style:style style:name="T9" style:family="text">
      <style:text-properties fo:color="#000000" style:font-name="Calibri" fo:font-size="11pt" fo:language="en" fo:country="US" fo:font-style="italic" style:font-size-asian="11pt" style:font-style-asian="italic" style:font-name-complex="Calibri1" style:font-size-complex="11pt"/>
    </style:style>
    <style:style style:name="T10" style:family="text">
      <style:text-properties fo:color="#000000" style:font-name="Calibri" fo:font-size="11pt" fo:language="en" fo:country="US" fo:font-style="italic" officeooo:rsid="00114379" style:font-size-asian="11pt" style:font-style-asian="italic" style:font-name-complex="Calibri1" style:font-size-complex="11pt" style:font-style-complex="italic"/>
    </style:style>
    <style:style style:name="T11" style:family="text">
      <style:text-properties fo:color="#000000" style:font-name="Calibri" fo:font-size="11pt" fo:language="en" fo:country="US" style:text-underline-style="none" style:font-size-asian="11pt" style:font-name-complex="Calibri1" style:font-size-complex="11pt"/>
    </style:style>
    <style:style style:name="T12" style:family="text">
      <style:text-properties style:font-name="Calibri" fo:font-size="11pt" style:font-size-asian="11pt" style:font-name-complex="Calibri1" style:font-size-complex="11pt"/>
    </style:style>
    <style:style style:name="T13" style:family="text">
      <style:text-properties style:font-name="Calibri" fo:font-size="11pt" fo:language="en" fo:country="US" style:font-size-asian="11pt" style:font-name-complex="Calibri1" style:font-size-complex="11pt"/>
    </style:style>
    <style:style style:name="T14" style:family="text">
      <style:text-properties style:font-name="Calibri" fo:font-size="11pt" fo:language="en" fo:country="US" officeooo:rsid="000fb4b2" style:font-size-asian="11pt" style:font-name-complex="Calibri1" style:font-size-complex="11pt"/>
    </style:style>
    <style:style style:name="T15" style:family="text">
      <style:text-properties style:font-name="Calibri" fo:font-size="11pt" fo:language="en" fo:country="US" officeooo:rsid="001348e9" style:font-size-asian="11pt" style:font-name-complex="Calibri1" style:font-size-complex="11pt"/>
    </style:style>
    <style:style style:name="T16" style:family="text">
      <style:text-properties style:font-name="Calibri" fo:font-size="11pt" fo:language="en" fo:country="US" fo:font-style="italic" style:font-size-asian="11pt" style:font-style-asian="italic" style:font-name-complex="Calibri1" style:font-size-complex="11pt"/>
    </style:style>
    <style:style style:name="T17" style:family="text">
      <style:text-properties fo:color="#333333" fo:background-color="#ffffff" loext:char-shading-value="0" style:font-name-complex="Calibri1"/>
    </style:style>
    <style:style style:name="T18" style:family="text">
      <style:text-properties fo:color="#333333" fo:font-style="italic" style:font-style-asian="italic" style:font-name-complex="Calibri1" style:font-style-complex="italic"/>
    </style:style>
    <style:style style:name="T19" style:family="text">
      <style:text-properties fo:background-color="#ffffff" loext:char-shading-value="0" style:font-name-complex="Calibri1"/>
    </style:style>
    <style:style style:name="T20" style:family="text">
      <style:text-properties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aj Ali</text:p>
      <text:p text:style-name="P2"><text:a xlink:type="simple" xlink:href="mailto:tta16@my.fsu.edu" text:style-name="Internet_20_link" text:visited-style-name="Visited_20_Internet_20_Link"><text:span text:style-name="T12">tta16@my.fsu.edu</text:span></text:a></text:p>
      <text:p text:style-name="P3"/>
      <text:p text:style-name="P8">Writing Assignment 2 Draft</text:p>
      <text:p text:style-name="P4"><text:span text:style-name="T1"><text:s/></text:span><text:span text:style-name="apple-tab-span"><text:span text:style-name="T1"><text:tab/></text:span></text:span><text:span text:style-name="T1">Within the last couple centuries, the concept of intellectual property has been applied on nearly every great advancement in any given field, such as art, science, and technology. This allows inventors to place trademarks, patents, and copyrights on things they create. Inventors are allowed to decide who gets to use their intellectual ideas for upwards of twenty years, but this has caused concern in the world at large. Should inventors be allowed to stifle creativity by limiting who may access it? There are two sides to this argument and each side has their own justifications.</text:span></text:p>
      <text:p text:style-name="P5"><text:span text:style-name="T1">There are many problems that can arise without the protection of intellectual property. People can freely steal the ideas of others and claim it as their own and creators would lose a great deal of profit from their ideas. One normative ethic that can support intellectual property is John Locke’s natural law which has an </text:span><text:span text:style-name="T2">emphasis</text:span><text:span text:style-name="T1"> on self-ownership. Self-ownership means that a person owns themselves and the works they create. Since creative ideas are a result of an individual’s labor, this individual should have a say in how their products are used </text:span><text:span text:style-name="T9">(Gunten)</text:span><text:span text:style-name="T1">.</text:span><text:span text:style-name="T9"> </text:span><text:span text:style-name="T13">Another ethical perspective in support of intellectual property is ethical egoism. Ethical egoism states that moral agents should act in such a way that supports their own self-interest. Ayn Rand was a popular writer and philosopher, and she supported ethical egoism. Rand did not believe that “selfishness” equated to “evilness” or “unkindness”. She believed that people should live a life of reason, purpose, and self-esteem </text:span><text:span text:style-name="T16">(Peikoff)</text:span><text:span text:style-name="T13">. Using both ideas, there exists an argument that intellectual property provides great benefits to the individual. This person can be celebrated for </text:span><text:soft-page-break/><text:span text:style-name="T13">their contributions to society. Via copyrighting and trademarking, the world will know that this individual made a wonderful creation. They can also patent their ideas so that they have total control over who uses it for at least twenty years. In the case of authors and artist, they can be assured that no one will try to infringe on them by taking their ideas without any credits. Furthermore, intellectual properties do not completely restrict access as creators can license their work for others to access.</text:span><text:span text:style-name="T1"> </text:span></text:p>
      <text:p text:style-name="P9"><text:span text:style-name="T1"><text:s/></text:span><text:span text:style-name="apple-tab-span"><text:span text:style-name="T1"><text:tab/></text:span></text:span><text:span text:style-name="T1">The second side opposes the idea of intellectual property. To </text:span><text:span text:style-name="T5">utilitarianism</text:span><text:span text:style-name="T1">, society exist</text:span><text:span text:style-name="T5">s</text:span><text:span text:style-name="T1"> to bring the most benefits to the greatest number of people; however, the idea of intellectual property limits the ability of individuals to make use of a utility in their field. </text:span><text:span text:style-name="T5">Trade secrets are a big part of intellectual property and they greatly limit access to advances in any given field as the creators ”have exclusive rights to make use of the secret only as long as the secret is maintained” (</text:span><text:span text:style-name="T10">Moore</text:span><text:span text:style-name="T5">). </text:span><text:span text:style-name="T1">Suppose that there exists an incredibly talented scientist who is on the cusp of creating technology that allows mechanical arms to function exactly the same as </text:span><text:span text:style-name="T3">human</text:span><text:span text:style-name="T1"> arm</text:span><text:span text:style-name="T4">s</text:span><text:span text:style-name="T1">; </text:span><text:span text:style-name="T11">however, this scientist lacks the funds to secure a licensing deal to use a m</text:span><text:span text:style-name="T1">ajor tech companies intellectual idea. As a result, they must either create an entirely original idea to solve this problem or wait until they receive the funding for a licensing deal. This </text:span><text:span text:style-name="T6">makes it harder for people who need functional mechanical arms as they need to wait even longer for technology to advance to that point</text:span><text:span text:style-name="T1">.</text:span></text:p>
      <text:p text:style-name="P4"><text:span text:style-name="T13"><text:tab/>There exists a branch of </text:span><text:span text:style-name="T15">consequentialism</text:span><text:span text:style-name="T13"> that entirely opposes intellectual property known as intellectualism. Intellectualism states that the morality of an action should be based on how much it fosters and promotes knowledge. As the Greek philosopher Socrates once said, “when a person does what is wrong, their failure to do what is right is an intellectual error… if the person knew what was </text:span><text:soft-page-break/><text:span text:style-name="T13">right, he would have done it.” </text:span><text:span text:style-name="T16">(Ambury).</text:span><text:span text:style-name="T13"> Socrates firmly believed that no one would make an intellectual error knowingly or willingly. If they believed themselves to be right when making the error, then they were mistaken. In the case of scientists and engineers, they go about making many errors when trying to create solutions to existing problems. Not because they want to, but because they must in the pursuit of their solution. For this reason, it would be wrong to limit their access to patented knowledge via </text:span><text:span text:style-name="T14">pay walls</text:span><text:span text:style-name="T13"> or exclusivity deals.</text:span></text:p>
      <text:p text:style-name="P5"><text:span text:style-name="T1">In my opinion, intellectual property should exist in a manner that empowers the creator while also allowing other people to access their contributions. </text:span><text:span text:style-name="T7">In terms of</text:span><text:span text:style-name="T1"> artistic creations such as art, stories, or visual media, intellectual property should stay firmly in place. Without such protections, anyone could make a profit off a creator’s ideas without needing to pay or credit them. There could be a script writer for a film or play who has no inspiration and the deadline for their script could be right around the corner. Without copyrights, this script writer could look through the plot of an obscure and underrated novel and insert that plot into their script. They would have no repercussions for this. Individuals should maintain the rights to their creations be they physical or intellectual; however, </text:span><text:span text:style-name="T8">several</text:span><text:span text:style-name="T1"> decades after their death, I think it would be acceptable for people to use story ideas or artistic designs they invented. For example, Tolkien and his revolutionary series, </text:span><text:span text:style-name="T9">The Lord of the Rings</text:span><text:span text:style-name="T1">, has inspired generations of fantasy adventures. His work revitalized a genre and many classic tropes originated from his work.</text:span></text:p>
      <text:p text:style-name="P5"><text:span text:style-name="T1">When it comes to technological or scientific advancements, I believe they should be shared within reason. One of the most innovating forces in the world of business is competition. The fear of being outdone by a rivaling company causes companies to create new and revolutionary ideas. For this reason, companies </text:span><text:soft-page-break/><text:span text:style-name="T1">deserve to have the protections of intellectual property on most of their inventions to facilitate growth. That being said, I believe it creates a problem when companies abuse intellectual property and place patents on everything. An example of this would be Amazon’s One-Click patent which expired a couple years ago. The One-Click patent is a technique which lets customers make purchases in one click because payment information was previously saved. This patent was just a quality of life change, but Amazon filed for it in 1999 and would license and sue other businesses for using it. They licensed it to Apple for use in their iTunes. In a high-profile lawsuit in 2002, Amazon sued Barnes and Noble for implementing a similar feature. Barnes and Noble would later circumvent this by adding a second click feature (Deas). This is a case where I find patenting to be entirely unnecessary as the feature is common sense and should be applied to make life easier for customers. Overall, I do believe that intellectual property has benefits that should be preserve, but these should be done in a reasonable way and allow individuals to distribute their creations as they see fit. </text:span></text:p>
      <text:p text:style-name="P1"/>
      <text:p text:style-name="P6">References</text:p>
      <text:p text:style-name="Standard"><text:span text:style-name="T17">Ambury, James. “Socrates.” </text:span><text:span text:style-name="T18">Internet Encyclopedia of Philosophy</text:span><text:span text:style-name="T17">, </text:span><text:a xlink:type="simple" xlink:href="http://www.iep.utm.edu/socrates/" text:style-name="Internet_20_link" text:visited-style-name="Visited_20_Internet_20_Link"><text:span text:style-name="T19">www.iep.utm.edu/socrates/</text:span></text:a><text:span text:style-name="T17">.</text:span></text:p>
      <text:p text:style-name="Standard"><text:span text:style-name="T17">Deas, Luisa. “Amazon.com and Barnes &amp; Noble.com Settle 1-Click Patent Lawsuit.” Out-Law, </text:span><text:a xlink:type="simple" xlink:href="http://www.out-law.com/page-2424" text:style-name="Internet_20_link" text:visited-style-name="Visited_20_Internet_20_Link"><text:span text:style-name="T19">www.out-law.com/page-2424</text:span></text:a><text:span text:style-name="T17">.</text:span></text:p>
      <text:p text:style-name="Standard"><text:span text:style-name="T17">Moore, Adam, and Ken Himma. “Intellectual Property.” Stanford Encyclopedia of Philosophy, Stanford University, 10 Oct. 2018, </text:span><text:a xlink:type="simple" xlink:href="http://www.plato.stanford.edu/entries/intellectual-property/" text:style-name="Internet_20_link" text:visited-style-name="Visited_20_Internet_20_Link"><text:span text:style-name="T19">www.plato.stanford.edu/entries/intellec</text:span></text:a><text:a xlink:type="simple" xlink:href="http://www.plato.stanford.edu/entries/intellectual-property/" text:style-name="Internet_20_link" text:visited-style-name="Visited_20_Internet_20_Link"> </text:a><text:a xlink:type="simple" xlink:href="http://www.plato.stanford.edu/entries/intellectual-property/" text:style-name="Internet_20_link" text:visited-style-name="Visited_20_Internet_20_Link"><text:span text:style-name="T19">Kinella, Stephan. “Ideas Are Free: The Case Against Intellectual Property | Stephan Kinsella.” Mises Institute, 15 Nov. 2010, mises.org/library/ideas-are-free-case-against-intellectual-property. tual-property/</text:span></text:a><text:span text:style-name="T17">.</text:span></text:p>
      <text:p text:style-name="Standard"><text:span text:style-name="T20">Gunten, Andreas Von. “Classical Justifications for Intellectual Property Rights.” Intellectual Property Is Common Property, 15 Dec. 2015, </text:span><text:a xlink:type="simple" xlink:href="http://www.onlinebooks.io/intellectual-property-is-common-property/1-classical-justifications-intellectual-property-rights/" text:style-name="Internet_20_link" text:visited-style-name="Visited_20_Internet_20_Link"><text:span text:style-name="T20">www.onlinebooks.io/intellectual-property-is-common-property/1-classical-justifications-intellectual-property-rights/</text:span></text:a></text:p>
      <text:p text:style-name="Standard"><text:span text:style-name="T20">Peikoff, Leonard. “The Virtue of Selfishness.” The Virtue of Selfishness | AynRand.org, </text:span><text:a xlink:type="simple" xlink:href="http://www.aynrand.org/novels/virtue-of-selfishness" text:style-name="Internet_20_link" text:visited-style-name="Visited_20_Internet_20_Link"><text:span text:style-name="T20">www.aynrand.org/novels/virtue-of-selfishness</text:span></text:a><text:span text:style-name="T20">.</text:span></text:p>
      <text:p text:style-name="Standard"><text:span text:style-name="T20">Boldrin, Michele, and David Levine. “The Case against Intellectual Property.” The American Economic Review, vol. 92, no. 2, 2002, pp. 209–212. JSTOR, </text:span><text:a xlink:type="simple" xlink:href="http://www.jstor.org/stable/3083403" text:style-name="Internet_20_link" text:visited-style-name="Visited_20_Internet_20_Link"><text:span text:style-name="T20">www.jstor.org/stable/3083403</text:span></text:a><text:span text:style-name="T20">.</text:span></text:p>
      <text:p text:style-name="Standard"><text:span text:style-name="T20">Harvard Bridge Project. “Philosophic Perspectives on Intellectual Property.” The Bridge, </text:span><text:a xlink:type="simple" xlink:href="http://www.cyber.harvard.edu/bridge/Philosophy/ipphil.htm" text:style-name="Internet_20_link" text:visited-style-name="Visited_20_Internet_20_Link"><text:span text:style-name="T20">www.cyber.harvard.edu/bridge/Philosophy/ipphil.htm</text:span></text:a><text:span text:style-name="T20">.</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fo:language="es" fo:country="US" style:font-name-asian="Times New Roman1" style:font-family-asian="'Times New Roman'" style:font-family-generic-asian="system" style:font-pitch-asian="variable" style:font-size-asian="12pt" style:language-asian="es" style:country-asian="US"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apple-tab-span"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38</meta:editing-cycles>
    <meta:creation-date>2019-04-04T01:33:00</meta:creation-date>
    <dc:date>2019-04-23T19:34:15.213523186</dc:date>
    <meta:editing-duration>PT4H17M43S</meta:editing-duration>
    <meta:generator>LibreOffice/5.1.6.2$Linux_x86 LibreOffice_project/10m0$Build-2</meta:generator>
    <meta:document-statistic meta:table-count="0" meta:image-count="0" meta:object-count="0" meta:page-count="5" meta:paragraph-count="17" meta:word-count="1264" meta:character-count="8254" meta:non-whitespace-character-count="700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